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66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431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4.487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189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492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674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6.108cm"/>
    </style:style>
    <style:style style:name="co16" style:family="table-column">
      <style:table-column-properties fo:break-before="auto" style:column-width="3.179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91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austei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Stand: 07.02.2012</text:p>
          </table:table-cell>
          <table:table-cell table:number-columns-repeated="1023"/>
        </table:table-row>
        <table:table-row table:style-name="ro1">
          <table:table-cell table:number-columns-repeated="51"/>
          <table:table-cell office:value-type="float" office:value="1">
            <text:p>1</text:p>
          </table:table-cell>
          <table:table-cell table:number-columns-repeated="972"/>
        </table:table-row>
        <table:table-row table:style-name="ro2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Bausteinstruktur</text:p>
          </table:table-cell>
          <table:table-cell office:value-type="string">
            <text:p>mech. Schnittstelle</text:p>
          </table:table-cell>
          <table:table-cell office:value-type="string">
            <text:p>elektr. Schnittstelle</text:p>
          </table:table-cell>
          <table:table-cell office:value-type="string">
            <text:p>Datenschnittstelle</text:p>
          </table:table-cell>
          <table:table-cell office:value-type="string">
            <text:p>thermale Schnittstelle</text:p>
          </table:table-cell>
          <table:table-cell office:value-type="string">
            <text:p>Bausteinstruktur</text:p>
          </table:table-cell>
          <table:table-cell office:value-type="string">
            <text:p>thermale Isolierung</text:p>
          </table:table-cell>
          <table:table-cell office:value-type="string">
            <text:p>Strahlungsschutz</text:p>
          </table:table-cell>
          <table:table-cell office:value-type="string">
            <text:p>Versorgungsleitungen</text:p>
          </table:table-cell>
          <table:table-cell office:value-type="string">
            <text:p>Antenne</text:p>
          </table:table-cell>
          <table:table-cell office:value-type="string">
            <text:p>Batteriekontrolle</text:p>
          </table:table-cell>
          <table:table-cell office:value-type="string">
            <text:p>CMG</text:p>
          </table:table-cell>
          <table:table-cell office:value-type="string">
            <text:p>CMG-Electronics</text:p>
          </table:table-cell>
          <table:table-cell office:value-type="string">
            <text:p>Drallrad (inkl.Elektro.)</text:p>
          </table:table-cell>
          <table:table-cell office:value-type="string">
            <text:p>entfalt. Elektronik</text:p>
          </table:table-cell>
          <table:table-cell office:value-type="string">
            <text:p>entfalt. Solarflächen 1</text:p>
          </table:table-cell>
          <table:table-cell office:value-type="string">
            <text:p>entfalt. Solarflächen 2</text:p>
          </table:table-cell>
          <table:table-cell office:value-type="string">
            <text:p>Erdsensor 1</text:p>
          </table:table-cell>
          <table:table-cell office:value-type="string">
            <text:p>Erdsensor 2</text:p>
          </table:table-cell>
          <table:table-cell office:value-type="string">
            <text:p>FCU</text:p>
          </table:table-cell>
          <table:table-cell office:value-type="string">
            <text:p>GNSS-Receiver 1</text:p>
          </table:table-cell>
          <table:table-cell office:value-type="string">
            <text:p>GNSS-Receiver 2</text:p>
          </table:table-cell>
          <table:table-cell office:value-type="string">
            <text:p>GPS-Antenne</text:p>
          </table:table-cell>
          <table:table-cell office:value-type="string">
            <text:p>Hall Efffekt Triebwerk</text:p>
          </table:table-cell>
          <table:table-cell office:value-type="string">
            <text:p>Hardware-Stack 1</text:p>
          </table:table-cell>
          <table:table-cell office:value-type="string">
            <text:p>IMU (sehr genau)</text:p>
          </table:table-cell>
          <table:table-cell office:value-type="string">
            <text:p>IMU (Standard)</text:p>
          </table:table-cell>
          <table:table-cell office:value-type="string">
            <text:p>Kaltgasantriebssyst.</text:p>
          </table:table-cell>
          <table:table-cell office:value-type="string">
            <text:p>Li-Ion-Batterie</text:p>
          </table:table-cell>
          <table:table-cell office:value-type="string">
            <text:p>Magnetometer</text:p>
          </table:table-cell>
          <table:table-cell office:value-type="string">
            <text:p>Magnetorquer</text:p>
          </table:table-cell>
          <table:table-cell office:value-type="string">
            <text:p>Monopropell.System</text:p>
          </table:table-cell>
          <table:table-cell office:value-type="string">
            <text:p>PCU</text:p>
          </table:table-cell>
          <table:table-cell office:value-type="string">
            <text:p>PSCU</text:p>
          </table:table-cell>
          <table:table-cell office:value-type="string">
            <text:p>Reaktionsrad</text:p>
          </table:table-cell>
          <table:table-cell office:value-type="string">
            <text:p>Receiver</text:p>
          </table:table-cell>
          <table:table-cell office:value-type="string">
            <text:p>SADA</text:p>
          </table:table-cell>
          <table:table-cell office:value-type="string">
            <text:p>SMU</text:p>
          </table:table-cell>
          <table:table-cell office:value-type="string">
            <text:p>Sonnensensor 1</text:p>
          </table:table-cell>
          <table:table-cell office:value-type="string">
            <text:p>Sonnensensor 2</text:p>
          </table:table-cell>
          <table:table-cell office:value-type="string">
            <text:p>SSPA</text:p>
          </table:table-cell>
          <table:table-cell office:value-type="string">
            <text:p>Sternsensor</text:p>
          </table:table-cell>
          <table:table-cell office:value-type="string">
            <text:p>Tank 1</text:p>
          </table:table-cell>
          <table:table-cell office:value-type="string">
            <text:p>Tank 2</text:p>
          </table:table-cell>
          <table:table-cell office:value-type="string">
            <text:p>Transceiver</text:p>
          </table:table-cell>
          <table:table-cell office:value-type="string">
            <text:p>Transmitter</text:p>
          </table:table-cell>
          <table:table-cell office:value-type="string">
            <text:p>Transponder</text:p>
          </table:table-cell>
          <table:table-cell office:value-type="string">
            <text:p>zentrale Solarfläche*</text:p>
          </table:table-cell>
          <table:table-cell table:number-columns-repeated="973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82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2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2"/>
        </table:table-row>
        <table:table-row table:style-name="ro1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13">
            <text:p>13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104">
            <text:p>104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78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GEO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2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2"/>
        </table:table-row>
        <table:table-row table:style-name="ro1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2"/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2"/>
        </table:table-row>
        <table:table-row table:style-name="ro1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2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GEO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80">
            <text:p>80</text:p>
          </table:table-cell>
          <table:table-cell table:number-columns-repeated="15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3">
            <text:p>3</text:p>
          </table:table-cell>
          <table:table-cell table:number-columns-repeated="982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80">
            <text:p>80</text:p>
          </table:table-cell>
          <table:table-cell table:number-columns-repeated="1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3">
            <text:p>3</text:p>
          </table:table-cell>
          <table:table-cell table:number-columns-repeated="982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GEO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3">
            <text:p>3</text:p>
          </table:table-cell>
          <table:table-cell table:number-columns-repeated="982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5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3">
            <text:p>3</text:p>
          </table:table-cell>
          <table:table-cell table:number-columns-repeated="982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 table:number-columns-repeated="15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78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 table:number-columns-repeated="15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78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 table:number-columns-repeated="15"/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982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 table:number-columns-repeated="15"/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77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5"/>
          <table:table-cell office:value-type="float" office:value="3">
            <text:p>3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82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5"/>
          <table:table-cell office:value-type="float" office:value="3">
            <text:p>3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982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15"/>
          <table:table-cell office:value-type="float" office:value="3">
            <text:p>3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82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GEO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982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982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973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24">
            <text:p>24</text:p>
          </table:table-cell>
          <table:table-cell table:number-columns-repeated="15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7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14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76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3">
            <text:p>3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75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7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mponenten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4">
          <table:table-cell office:value-type="string">
            <text:p>Bezeichnung</text:p>
          </table:table-cell>
          <table:table-cell office:value-type="string">
            <text:p>Länge</text:p>
          </table:table-cell>
          <table:table-cell office:value-type="string">
            <text:p>Breite</text:p>
          </table:table-cell>
          <table:table-cell office:value-type="string">
            <text:p>Tiefe</text:p>
          </table:table-cell>
          <table:table-cell office:value-type="string">
            <text:p>Masse</text:p>
          </table:table-cell>
          <table:table-cell office:value-type="string">
            <text:p>Leistung</text:p>
          </table:table-cell>
          <table:table-cell office:value-type="string">
            <text:p>notw. Öffnungen</text:p>
          </table:table-cell>
          <table:table-cell office:value-type="string">
            <text:p>min. therm. Anford.</text:p>
          </table:table-cell>
          <table:table-cell office:value-type="string">
            <text:p>max. therm. Anford.</text:p>
          </table:table-cell>
          <table:table-cell office:value-type="string">
            <text:p>vertr. Strahlung</text:p>
          </table:table-cell>
          <table:table-cell office:value-type="string">
            <text:p>Bemerkungen</text:p>
          </table:table-cell>
          <table:table-cell/>
        </table:table-row>
        <table:table-row table:style-name="ro4">
          <table:table-cell office:value-type="string">
            <text:p>Einheit</text:p>
          </table:table-cell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/>
          <table:table-cell table:number-columns-repeated="2" office:value-type="string">
            <text:p>°C</text:p>
          </table:table-cell>
          <table:table-cell office:value-type="string">
            <text:p>krad</text:p>
          </table:table-cell>
          <table:table-cell table:number-columns-repeated="2"/>
        </table:table-row>
        <table:table-row table:style-name="ro4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7"/>
        </table:table-row>
        <table:table-row table:style-name="ro4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7"/>
        </table:table-row>
        <table:table-row table:style-name="ro4">
          <table:table-cell office:value-type="string">
            <text:p>Datenschnittstelle</text:p>
          </table:table-cell>
          <table:table-cell table:number-columns-repeated="11"/>
        </table:table-row>
        <table:table-row table:style-name="ro4">
          <table:table-cell office:value-type="string">
            <text:p>thermale Schnittstelle</text:p>
          </table:table-cell>
          <table:table-cell table:number-columns-repeated="11"/>
        </table:table-row>
        <table:table-row table:style-name="ro4">
          <table:table-cell office:value-type="string">
            <text:p>Bausteinstruktur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.5">
            <text:p>2,5</text:p>
          </table:table-cell>
          <table:table-cell table:number-columns-repeated="7"/>
        </table:table-row>
        <table:table-row table:style-name="ro4">
          <table:table-cell office:value-type="string">
            <text:p>thermale Isolierung</text:p>
          </table:table-cell>
          <table:table-cell table:number-columns-repeated="11"/>
        </table:table-row>
        <table:table-row table:style-name="ro4">
          <table:table-cell office:value-type="string">
            <text:p>Strahlungsschutz</text:p>
          </table:table-cell>
          <table:table-cell table:number-columns-repeated="11"/>
        </table:table-row>
        <table:table-row table:style-name="ro4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5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4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4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6"/>
          <table:table-cell office:value-type="string">
            <text:p>frei angepasst</text:p>
          </table:table-cell>
          <table:table-cell/>
        </table:table-row>
        <table:table-row table:style-name="ro4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4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4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4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4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4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4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4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4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4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4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4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4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4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5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4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4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4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4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4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4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4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4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4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4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4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4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dealisiert nach MOOG Type 55 Solar Array Drive Assembly </text:p>
          </table:table-cell>
          <table:table-cell/>
        </table:table-row>
        <table:table-row table:style-name="ro4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4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/>
          <table:table-cell table:formula="of:=#REF!" office:value-type="float" office:value="0">
            <text:p>#REF!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4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formula="of:=#REF!" office:value-type="float" office:value="0">
            <text:p>#REF!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4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4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4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4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4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4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4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4">
          <table:table-cell office:value-type="string">
            <text:p>zentrale Solarfläche*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5" table:number-rows-repeated="1048526">
          <table:table-cell table:number-columns-repeated="12"/>
        </table:table-row>
        <table:table-row table:style-name="ro5">
          <table:table-cell table:number-columns-repeated="12"/>
        </table:table-row>
      </table:table>
      <table:table table:name="Referenzmissionen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ition</text:p>
          </table:table-cell>
          <table:table-cell office:value-type="string">
            <text:p>Orientierung</text:p>
          </table:table-cell>
        </table:table-row>
        <table:table-row table:style-name="ro2">
          <table:table-cell table:number-columns-repeated="2"/>
          <table:table-cell office:value-type="string">
            <text:p>(nx,ny,nz)</text:p>
          </table:table-cell>
          <table:table-cell office:value-type="string">
            <text:p>(a,b,c)[deg]</text:p>
          </table:table-cell>
        </table:table-row>
        <table:table-row table:style-name="ro2">
          <table:table-cell office:value-type="string">
            <text:p>GEObsp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2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2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2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2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2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2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/>
        </table:table-row>
        <table:table-row table:style-name="ro2">
          <table:table-cell office:value-type="string">
            <text:p>GEObsp</text:p>
          </table:table-cell>
          <table:table-cell/>
          <table:table-cell office:value-type="string">
            <text:p>2,0,3</text:p>
          </table:table-cell>
          <table:table-cell/>
        </table:table-row>
        <table:table-row table:style-name="ro2">
          <table:table-cell office:value-type="string">
            <text:p>GEObsp</text:p>
          </table:table-cell>
          <table:table-cell/>
          <table:table-cell office:value-type="string">
            <text:p>usw.</text:p>
          </table:table-cell>
          <table:table-cell/>
        </table:table-row>
        <table:table-row table:style-name="ro2">
          <table:table-cell office:value-type="string">
            <text:p>GEObsp</text:p>
          </table:table-cell>
          <table:table-cell table:number-columns-repeated="3"/>
        </table:table-row>
        <table:table-row table:style-name="ro2">
          <table:table-cell office:value-type="string">
            <text:p>GEObsp</text:p>
          </table:table-cell>
          <table:table-cell table:number-columns-repeated="3"/>
        </table:table-row>
        <table:table-row table:style-name="ro2">
          <table:table-cell office:value-type="string">
            <text:p>GEObsp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Bausteine.A4:Bausteine.AMH2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Komponenten.A11:Komponenten.AMJ1048541" table:contains-header="false">
          <table:sort>
            <table:sort-by table:field-number="0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00.00.0000</text:date>, <text:time style:data-style-name="N2" text:time-value="0000-00-00T12:26:45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0-29T13:33:10</dc:date>
    <meta:editing-duration>P2DT4H17M54S</meta:editing-duration>
    <meta:editing-cycles>398</meta:editing-cycles>
    <meta:generator>LibreOffice/3.6$Linux_X86_64 LibreOffice_project/360m1$Build-2</meta:generator>
    <meta:document-statistic meta:table-count="3" meta:cell-count="843" meta:object-count="0"/>
  </office:meta>
</office:document-meta>
</file>